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Usecase1" style:family="table">
      <style:table-properties style:width="17.013cm" fo:margin-left="0.011cm" fo:margin-right="-0.023cm" table:align="margins"/>
    </style:style>
    <style:style style:name="Usecase1.A" style:family="table-column">
      <style:table-column-properties style:column-width="8.493cm" style:rel-column-width="4815*"/>
    </style:style>
    <style:style style:name="Usecase1.B" style:family="table-column">
      <style:table-column-properties style:column-width="8.52cm" style:rel-column-width="4830*"/>
    </style:style>
    <style:style style:name="Usecas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ecase1.B1" style:family="table-cell" style:data-style-name="N0">
      <style:table-cell-properties fo:padding="0.097cm" fo:border="0.002cm solid #000000"/>
    </style:style>
    <style:style style:name="Usecase1.A2" style:family="table-cell">
      <style:table-cell-properties fo:padding="0.097cm" fo:border-left="0.002cm solid #000000" fo:border-right="none" fo:border-top="none" fo:border-bottom="0.002cm solid #000000"/>
    </style:style>
    <style:style style:name="Usecas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.013cm" fo:margin-left="0.011cm" fo:margin-right="-0.023cm" table:align="margins"/>
    </style:style>
    <style:style style:name="Tabelle1.A" style:family="table-column">
      <style:table-column-properties style:column-width="8.493cm" style:rel-column-width="4815*"/>
    </style:style>
    <style:style style:name="Tabelle1.B" style:family="table-column">
      <style:table-column-properties style:column-width="8.52cm" style:rel-column-width="483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.011cm" fo:margin-right="-0.023cm" table:align="margins"/>
    </style:style>
    <style:style style:name="Tabelle2.A" style:family="table-column">
      <style:table-column-properties style:column-width="8.493cm" style:rel-column-width="4815*"/>
    </style:style>
    <style:style style:name="Tabelle2.B" style:family="table-column">
      <style:table-column-properties style:column-width="8.52cm" style:rel-column-width="483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.011cm" fo:margin-right="-0.023cm" table:align="margins"/>
    </style:style>
    <style:style style:name="Tabelle3.A" style:family="table-column">
      <style:table-column-properties style:column-width="8.493cm" style:rel-column-width="4815*"/>
    </style:style>
    <style:style style:name="Tabelle3.B" style:family="table-column">
      <style:table-column-properties style:column-width="8.52cm" style:rel-column-width="483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3cm" fo:margin-left="0.011cm" fo:margin-right="-0.023cm" table:align="margins"/>
    </style:style>
    <style:style style:name="Tabelle4.A" style:family="table-column">
      <style:table-column-properties style:column-width="8.493cm" style:rel-column-width="4815*"/>
    </style:style>
    <style:style style:name="Tabelle4.B" style:family="table-column">
      <style:table-column-properties style:column-width="8.52cm" style:rel-column-width="483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 style:data-style-name="N0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1" table:style-name="Usecase1">
        <table:table-column table:style-name="Usecase1.A"/>
        <table:table-column table:style-name="Usecase1.B"/>
        <table:table-row>
          <table:table-cell table:style-name="Usecase1.A1" office:value-type="string">
            <text:p text:style-name="P1">Nummer des Use Case</text:p>
          </table:table-cell>
          <table:table-cell table:style-name="Usecase1.B1" office:value-type="float" office:value="1">
            <text:p text:style-name="Table_20_Contents">1</text:p>
          </table:table-cell>
        </table:table-row>
        <table:table-row>
          <table:table-cell table:style-name="Usecase1.A2" office:value-type="string">
            <text:p text:style-name="P1">Kurzbeschreibung</text:p>
          </table:table-cell>
          <table:table-cell table:style-name="Usecase1.B2" office:value-type="string">
            <text:p text:style-name="Table_20_Contents">Kunden LogIn über ein geschützes Webprotokoll(https)</text:p>
          </table:table-cell>
        </table:table-row>
        <table:table-row>
          <table:table-cell table:style-name="Usecase1.A2" office:value-type="string">
            <text:p text:style-name="P1">Akteure</text:p>
          </table:table-cell>
          <table:table-cell table:style-name="Usecase1.B2" office:value-type="string">
            <text:p text:style-name="Table_20_Contents">Kunden</text:p>
          </table:table-cell>
        </table:table-row>
        <table:table-row>
          <table:table-cell table:style-name="Usecase1.A2" office:value-type="string">
            <text:p text:style-name="P1">Vorbedingungen</text:p>
          </table:table-cell>
          <table:table-cell table:style-name="Usecase1.B2" office:value-type="string">
            <text:p text:style-name="Table_20_Contents">Kunde ist registriert, Daten sind im System gespeichert</text:p>
          </table:table-cell>
        </table:table-row>
        <table:table-row>
          <table:table-cell table:style-name="Usecase1.A2" office:value-type="string">
            <text:p text:style-name="P1">essenzieller Ablauf</text:p>
          </table:table-cell>
          <table:table-cell table:style-name="Usecase1.B2" office:value-type="string">
            <text:p text:style-name="Table_20_Contents">1) Kunde ruft den Link LogIn auf der Webseite auf</text:p>
            <text:p text:style-name="Table_20_Contents">2) LogIn Formular wird aufgerufen</text:p>
            <text:p text:style-name="Table_20_Contents">3) Kunde gibt seine LogIn-Daten ein</text:p>
            <text:p text:style-name="Table_20_Contents">4) System überprüft die angegeben Daten</text:p>
            <text:p text:style-name="Table_20_Contents">5) Redirect auf Homepage</text:p>
          </table:table-cell>
        </table:table-row>
        <table:table-row>
          <table:table-cell table:style-name="Usecase1.A2" office:value-type="string">
            <text:p text:style-name="P1">Variationen</text:p>
          </table:table-cell>
          <table:table-cell table:style-name="Usecase1.B2" office:value-type="string">
            <text:p text:style-name="Table_20_Contents">V1) Der Nutzer drückt auf Registrierung. Use Case endet.</text:p>
            <text:p text:style-name="Table_20_Contents">V2) Der Nutzer drückt auf Abmelden. Use Case endet</text:p>
            <text:p text:style-name="Table_20_Contents">V3) Benutzername oder Passwort falsch ergibt folgende Fehlermeldung „Anmeldung fehlgeschlagen, bitte überprüfen Sie Ihre LogIn-Daten</text:p>
          </table:table-cell>
        </table:table-row>
        <table:table-row>
          <table:table-cell table:style-name="Usecase1.A2" office:value-type="string">
            <text:p text:style-name="P1">Nachbedingung</text:p>
          </table:table-cell>
          <table:table-cell table:style-name="Usecase1.B2" office:value-type="string">
            <text:p text:style-name="Table_20_Contents">FSK 18/16 Filme können in der Datenbank angezeigt werden.</text:p>
          </table:table-cell>
        </table:table-row>
        <table:table-row>
          <table:table-cell table:style-name="Usecase1.A2" office:value-type="string">
            <text:p text:style-name="P1">Ergebnis</text:p>
          </table:table-cell>
          <table:table-cell table:style-name="Usecase1.B2" office:value-type="string">
            <text:p text:style-name="Table_20_Contents">Benutzer ist angemeldet und befindet sich im Hauptmenü.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Nummer des Use Case</text:p>
          </table:table-cell>
          <table:table-cell table:style-name="Tabelle1.B1" office:value-type="float" office:value="2">
            <text:p text:style-name="Table_20_Contents">2</text:p>
          </table:table-cell>
        </table:table-row>
        <table:table-row>
          <table:table-cell table:style-name="Tabelle1.A2" office:value-type="string">
            <text:p text:style-name="P1">Kurzbeschreibung</text:p>
          </table:table-cell>
          <table:table-cell table:style-name="Tabelle1.B2" office:value-type="string">
            <text:p text:style-name="Table_20_Contents">Kunden Registrierung über ein geschützes Webprotokoll(https)</text:p>
          </table:table-cell>
        </table:table-row>
        <table:table-row>
          <table:table-cell table:style-name="Tabelle1.A2" office:value-type="string">
            <text:p text:style-name="P1">Akteure</text:p>
          </table:table-cell>
          <table:table-cell table:style-name="Tabelle1.B2" office:value-type="string">
            <text:p text:style-name="Table_20_Contents">Kunden</text:p>
          </table:table-cell>
        </table:table-row>
        <table:table-row>
          <table:table-cell table:style-name="Tabelle1.A2" office:value-type="string">
            <text:p text:style-name="P1">Vorbedingung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essenzieller Ablauf</text:p>
          </table:table-cell>
          <table:table-cell table:style-name="Tabelle1.B2" office:value-type="string">
            <text:p text:style-name="Table_20_Contents">1) Kunde ruft den Link Registrierung auf der Webseite auf</text:p>
            <text:p text:style-name="Table_20_Contents">2) Registrierungsformular wird aufgerufen</text:p>
            <text:p text:style-name="Table_20_Contents">3) Kunde gibt seine persönlichen, abgefragten Daten ein</text:p>
            <text:p text:style-name="Table_20_Contents">4) System überprüft die angegeben Daten</text:p>
            <text:p text:style-name="Table_20_Contents">5) Daten werden in die Datenbank eingetragen</text:p>
            <text:p text:style-name="Table_20_Contents">5) Redirect auf Homepage</text:p>
          </table:table-cell>
        </table:table-row>
        <table:table-row>
          <table:table-cell table:style-name="Tabelle1.A2" office:value-type="string">
            <text:p text:style-name="P1">Variationen</text:p>
          </table:table-cell>
          <table:table-cell table:style-name="Tabelle1.B2" office:value-type="string">
            <text:p text:style-name="Table_20_Contents">V1) Der Nutzer drückt auf Anmeldung. Use Case endet.</text:p>
            <text:p text:style-name="Table_20_Contents">V2) Eine der geforderten Anforderungen ist invalide ergibt folgende Fehlermeldung <text:s/>„Bitte überprüfen Sie Ihre persönlichen Daten“</text:p>
          </table:table-cell>
        </table:table-row>
        <table:table-row>
          <table:table-cell table:style-name="Tabelle1.A2" office:value-type="string">
            <text:p text:style-name="P1">Nachbedingung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Ergebnis</text:p>
          </table:table-cell>
          <table:table-cell table:style-name="Tabelle1.B2" office:value-type="string">
            <text:p text:style-name="Table_20_Contents">Benutzer ist angemeldet und befindet sich im <text:soft-page-break/>Hauptmenü.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Nummer des Use Case</text:p>
          </table:table-cell>
          <table:table-cell table:style-name="Tabelle2.B1" office:value-type="float" office:value="3">
            <text:p text:style-name="Table_20_Contents">3</text:p>
          </table:table-cell>
        </table:table-row>
        <table:table-row>
          <table:table-cell table:style-name="Tabelle2.A2" office:value-type="string">
            <text:p text:style-name="P1">Kurzbeschreibung</text:p>
          </table:table-cell>
          <table:table-cell table:style-name="Tabelle2.B2" office:value-type="string">
            <text:p text:style-name="Table_20_Contents">Liste aller Filme in der Filmdatenbank</text:p>
          </table:table-cell>
        </table:table-row>
        <table:table-row>
          <table:table-cell table:style-name="Tabelle2.A2" office:value-type="string">
            <text:p text:style-name="P1">Akteure</text:p>
          </table:table-cell>
          <table:table-cell table:style-name="Tabelle2.B2" office:value-type="string">
            <text:p text:style-name="Table_20_Contents">Kunden</text:p>
          </table:table-cell>
        </table:table-row>
        <table:table-row>
          <table:table-cell table:style-name="Tabelle2.A2" office:value-type="string">
            <text:p text:style-name="P1">Vorbedingungen</text:p>
          </table:table-cell>
          <table:table-cell table:style-name="Tabelle2.B2" office:value-type="string">
            <text:p text:style-name="Table_20_Contents">Kunde ist registriert, Daten sind im System gespeichert</text:p>
          </table:table-cell>
        </table:table-row>
        <table:table-row>
          <table:table-cell table:style-name="Tabelle2.A2" office:value-type="string">
            <text:p text:style-name="P1">essenzieller Ablauf</text:p>
          </table:table-cell>
          <table:table-cell table:style-name="Tabelle2.B2" office:value-type="string">
            <text:p text:style-name="Table_20_Contents">1) Kunde ruft den Link „Alle Filme auf einen Blick“ auf der Webseite auf</text:p>
            <text:p text:style-name="Table_20_Contents">2) Liste mit allen Filmen, die dem Nutzer zugänglich sind (Altersbeschränkung) werden aufgerufen</text:p>
            <text:p text:style-name="Table_20_Contents">3) Blätterbare Ansicht für mehr als 5 Einträge</text:p>
          </table:table-cell>
        </table:table-row>
        <table:table-row>
          <table:table-cell table:style-name="Tabelle2.A2" office:value-type="string">
            <text:p text:style-name="P1">Variationen</text:p>
          </table:table-cell>
          <table:table-cell table:style-name="Tabelle2.B2" office:value-type="string">
            <text:p text:style-name="Table_20_Contents">V1) Der Nutzer drückt auf Abmelden. Use Case endet</text:p>
          </table:table-cell>
        </table:table-row>
        <table:table-row>
          <table:table-cell table:style-name="Tabelle2.A2" office:value-type="string">
            <text:p text:style-name="P1">Nachbedingung</text:p>
          </table:table-cell>
          <table:table-cell table:style-name="Tabelle2.B2" office:value-type="string">
            <text:p text:style-name="Table_20_Contents">Nutzer kann eine Bestellung aufgeben</text:p>
          </table:table-cell>
        </table:table-row>
        <table:table-row>
          <table:table-cell table:style-name="Tabelle2.A2" office:value-type="string">
            <text:p text:style-name="P1">Ergebnis</text:p>
          </table:table-cell>
          <table:table-cell table:style-name="Tabelle2.B2" office:value-type="string">
            <text:p text:style-name="Table_20_Contents">Benutzer befindet sich in der Liste aller Filme aus der Filmdatenbank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">Nummer des Use Case</text:p>
          </table:table-cell>
          <table:table-cell table:style-name="Tabelle3.B1" office:value-type="float" office:value="4">
            <text:p text:style-name="Table_20_Contents">4</text:p>
          </table:table-cell>
        </table:table-row>
        <table:table-row>
          <table:table-cell table:style-name="Tabelle3.A2" office:value-type="string">
            <text:p text:style-name="P1">Kurzbeschreibung</text:p>
          </table:table-cell>
          <table:table-cell table:style-name="Tabelle3.B2" office:value-type="string">
            <text:p text:style-name="Table_20_Contents">Filmbestellung wird abgegeben</text:p>
          </table:table-cell>
        </table:table-row>
        <table:table-row>
          <table:table-cell table:style-name="Tabelle3.A2" office:value-type="string">
            <text:p text:style-name="P1">Akteure</text:p>
          </table:table-cell>
          <table:table-cell table:style-name="Tabelle3.B2" office:value-type="string">
            <text:p text:style-name="Table_20_Contents">Kunden</text:p>
          </table:table-cell>
        </table:table-row>
        <table:table-row>
          <table:table-cell table:style-name="Tabelle3.A2" office:value-type="string">
            <text:p text:style-name="P1">Vorbedingungen</text:p>
          </table:table-cell>
          <table:table-cell table:style-name="Tabelle3.B2" office:value-type="string">
            <text:p text:style-name="Table_20_Contents">Kunde ist registriert und eingeloggt</text:p>
          </table:table-cell>
        </table:table-row>
        <table:table-row>
          <table:table-cell table:style-name="Tabelle3.A2" office:value-type="string">
            <text:p text:style-name="P1">essenzieller Ablauf</text:p>
          </table:table-cell>
          <table:table-cell table:style-name="Tabelle3.B2" office:value-type="string">
            <text:p text:style-name="Table_20_Contents">1) Kunde ruft den Link „Alle Filme auf einen Blick“ auf der Webseite auf</text:p>
            <text:p text:style-name="Table_20_Contents">2) Liste mit allen Filmen, die dem Nutzer zugänglich sind (Altersbeschränkung) werden aufgerufen</text:p>
            <text:p text:style-name="Table_20_Contents">3) Kunde wählt sich den gewünschten Film aus</text:p>
            <text:p text:style-name="Table_20_Contents">4) Es wird der Button Bestellen betätigt</text:p>
            <text:p text:style-name="Table_20_Contents">5) Nutzer kriegt waren entweder als .torrent oder als Postsendung</text:p>
          </table:table-cell>
        </table:table-row>
        <table:table-row>
          <table:table-cell table:style-name="Tabelle3.A2" office:value-type="string">
            <text:p text:style-name="P1">Variationen</text:p>
          </table:table-cell>
          <table:table-cell table:style-name="Tabelle3.B2" office:value-type="string">
            <text:p text:style-name="Table_20_Contents">V1) Der Nutzer drückt auf Abmelden. Use Case endet</text:p>
            <text:p text:style-name="Table_20_Contents">V2) Der Nutzer drückt auf Abbrechen. Use Case endet</text:p>
            <text:p text:style-name="Table_20_Contents">V3) Nutzer wählt innerhalb von 30 Sekunden nicht eine Methode aus. Use Case endet</text:p>
          </table:table-cell>
        </table:table-row>
        <table:table-row>
          <table:table-cell table:style-name="Tabelle3.A2" office:value-type="string">
            <text:p text:style-name="P1">Nachbedingung</text:p>
          </table:table-cell>
          <table:table-cell table:style-name="Tabelle3.B2" office:value-type="string">
            <text:p text:style-name="Table_20_Contents">Nutzer hat eine Bestellung in seiner Bestellhistorie stehen</text:p>
          </table:table-cell>
        </table:table-row>
        <table:table-row>
          <table:table-cell table:style-name="Tabelle3.A2" office:value-type="string">
            <text:p text:style-name="P1">Ergebnis</text:p>
          </table:table-cell>
          <table:table-cell table:style-name="Tabelle3.B2" office:value-type="string">
            <text:p text:style-name="Table_20_Contents">Benutzer wird auf die Liste mit allen Filmen weitergeleitet, und .torrent Download startet oder Bestellung wird per Post versandt</text:p>
          </table:table-cell>
        </table:table-row>
      </table:table>
      <text:p text:style-name="Standard"><text:soft-page-break/></text:p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">Nummer des Use Case</text:p>
          </table:table-cell>
          <table:table-cell table:style-name="Tabelle4.B1" office:value-type="float" office:value="5">
            <text:p text:style-name="Table_20_Contents">5</text:p>
          </table:table-cell>
        </table:table-row>
        <table:table-row>
          <table:table-cell table:style-name="Tabelle4.A2" office:value-type="string">
            <text:p text:style-name="P1">Kurzbeschreibung</text:p>
          </table:table-cell>
          <table:table-cell table:style-name="Tabelle4.B2" office:value-type="string">
            <text:p text:style-name="Table_20_Contents">LogOut aus der Webseite</text:p>
          </table:table-cell>
        </table:table-row>
        <table:table-row>
          <table:table-cell table:style-name="Tabelle4.A2" office:value-type="string">
            <text:p text:style-name="P1">Akteure</text:p>
          </table:table-cell>
          <table:table-cell table:style-name="Tabelle4.B2" office:value-type="string">
            <text:p text:style-name="Table_20_Contents">Kunden</text:p>
          </table:table-cell>
        </table:table-row>
        <table:table-row>
          <table:table-cell table:style-name="Tabelle4.A2" office:value-type="string">
            <text:p text:style-name="P1">Vorbedingungen</text:p>
          </table:table-cell>
          <table:table-cell table:style-name="Tabelle4.B2" office:value-type="string">
            <text:p text:style-name="Table_20_Contents">Kunde ist registriert und eingeloggt</text:p>
          </table:table-cell>
        </table:table-row>
        <table:table-row>
          <table:table-cell table:style-name="Tabelle4.A2" office:value-type="string">
            <text:p text:style-name="P1">essenzieller Ablauf</text:p>
          </table:table-cell>
          <table:table-cell table:style-name="Tabelle4.B2" office:value-type="string">
            <text:p text:style-name="Table_20_Contents">1) Kunde ruft den Link „Abmelden“ auf</text:p>
            <text:p text:style-name="Table_20_Contents">2) Verabschiedungsbildschirm mit erneuter Anmeldungsmöglichkeit wird angezeigt</text:p>
          </table:table-cell>
        </table:table-row>
        <table:table-row>
          <table:table-cell table:style-name="Tabelle4.A2" office:value-type="string">
            <text:p text:style-name="P1">Variationen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">Nachbedingung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">Ergebnis</text:p>
          </table:table-cell>
          <table:table-cell table:style-name="Tabelle4.B2" office:value-type="string">
            <text:p text:style-name="Table_20_Contents">Nutzer ist ausgeloggt wieder auf der LogIn Se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hüler </meta:initial-creator>
    <meta:creation-date>2012-08-31T07:21:15.43</meta:creation-date>
    <dc:date>2012-08-31T08:06:19.50</dc:date>
    <dc:creator>Schüler </dc:creator>
    <meta:editing-duration>PT45M2S</meta:editing-duration>
    <meta:editing-cycles>7</meta:editing-cycles>
    <meta:generator>OpenOffice.org/3.3$Win32 OpenOffice.org_project/330m20$Build-9567</meta:generator>
    <meta:document-statistic meta:table-count="5" meta:image-count="0" meta:object-count="0" meta:page-count="3" meta:paragraph-count="97" meta:word-count="472" meta:character-count="3199"/>
  </office:meta>
</office:document-meta>
</file>